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4" style:family="paragraph" style:parent-style-name="Standard" style:list-style-name="L1" style:master-page-name="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ef7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0e74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hyphenation-ladder-count="no-limit"/>
      <style:text-properties officeooo:paragraph-rsid="008dd3dc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5d1894" style:font-name-asian="Times New Roman1" style:font-weight-asian="bold" style:font-size-complex="14pt"/>
    </style:style>
    <style:style style:name="T13" style:family="text">
      <style:text-properties fo:font-weight="bold" officeooo:rsid="0086dac9" style:font-name-asian="Times New Roman1" style:font-weight-asian="bold" style:font-size-complex="14pt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officeooo:rsid="001d1fd5" style:font-size-complex="14pt"/>
    </style:style>
    <style:style style:name="T17" style:family="text">
      <style:text-properties fo:font-weight="normal" officeooo:rsid="001d1fd5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T20" style:family="text">
      <style:text-properties fo:font-weight="normal" officeooo:rsid="008dd3dc" style:font-weight-asian="normal" style:font-size-complex="14pt" style:font-weight-complex="normal"/>
    </style:style>
    <style:style style:name="T21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2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3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fo:font-size="12pt" fo:language="uk" fo:country="UA" fo:font-weight="normal" officeooo:rsid="008dd3dc" fo:background-color="#ffff00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5" style:family="text">
      <style:text-properties officeooo:rsid="007dff2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7in" draw:visible-area-height="1.980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3">4</text:span></text:p>
      <text:p text:style-name="P21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4">»</text:span></text:p>
      <text:p text:style-name="P22"/>
      <text:p text:style-name="P20"><text:span text:style-name="T5">на тему: </text:span><text:span text:style-name="T6">«Можливості Firebase. Використання тем та анім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5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9">Тема. <text:s/></text:span><text:span text:style-name="T8">Можливості Firebase. Використання тем та анімації.</text:span></text:p>
      <text:p text:style-name="P14"><text:span text:style-name="T10">Мета.</text:span><text:span text:style-name="T7"> Ознайомлення з безсерверними технологіями Firebase. Налаштування анімації та</text:span></text:p>
      <text:p text:style-name="P14"><text:span text:style-name="T7">теми додатків.</text:span></text:p>
      <text:p text:style-name="P28">Завдання. <text:span text:style-name="T28">Створення додатку, що використовує сервіс Firebase.</text:span></text:p>
      <text:p text:style-name="P29">Додаток з функцією обміну повідомленнями, на зразок форуму(спільного чату).</text:p>
      <text:p text:style-name="P29">Повідомлення зберігаються у хмарному сховищі, розділені по папках (folders), користувач</text:p>
      <text:p text:style-name="P29">вказує своє ім’я та може переглядати/надсилати повідомлення до різних папок.</text:p>
      <text:p text:style-name="P29">Удосконалити приклад, додати функції:</text:p>
      <text:list xml:id="list607086779" text:style-name="L2">
        <text:list-item>
          <text:p text:style-name="P30">зміна імені користувача</text:p>
        </text:list-item>
        <text:list-item>
          <text:p text:style-name="P30">вводити назву нової папки при додаванні</text:p>
        </text:list-item>
        <text:list-item>
          <text:p text:style-name="P30">вивести додаткові дані в список папок (дата створення, користувач)</text:p>
        </text:list-item>
        <text:list-item>
          <text:p text:style-name="P30">сортувати повідомлення за датою</text:p>
        </text:list-item>
        <text:list-item>
          <text:p text:style-name="P30">автоматичне оновлення списку повідомлень (використати метод listen()).</text:p>
        </text:list-item>
      </text:list>
      <text:p text:style-name="P13"><text:span text:style-name="T16">Текст програми.</text:span><text:span text:style-name="T17"> </text:span><text:a xlink:type="simple" xlink:href="https://github.com/dazzlemon/diit_121-ipz_y3_kpz/blob/main/1/src/main.pl" text:style-name="Internet_20_link" text:visited-style-name="Visited_20_Internet_20_Link"><text:span text:style-name="T19">g</text:span></text:a><text:a xlink:type="simple" xlink:href="https://github.com/dazzlemon/mobile/blob/main/lr3/lib/main.dart" text:style-name="Internet_20_link" text:visited-style-name="Visited_20_Internet_20_Link"><text:span text:style-name="T18">ithub</text:span></text:a><text:span text:style-name="T18"> </text:span><text:span text:style-name="T22">TODO</text:span></text:p>
      <text:p text:style-name="P32"><text:span text:style-name="T23">Результати виконання програми. </text:span><text:a xlink:type="simple" xlink:href="https://www.youtube.com/watch?v=mzu21I3r05E" text:style-name="Internet_20_link" text:visited-style-name="Visited_20_Internet_20_Link">youtube</text:a> <text:span text:style-name="T24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7T22:51:52.234154246</dc:date>
    <meta:editing-duration>PT2H2M42S</meta:editing-duration>
    <meta:editing-cycles>115</meta:editing-cycles>
    <meta:generator>LibreOffice/7.2.6.2$Linux_X86_64 LibreOffice_project/20$Build-2</meta:generator>
    <meta:document-statistic meta:table-count="0" meta:image-count="0" meta:object-count="1" meta:page-count="2" meta:paragraph-count="29" meta:word-count="143" meta:character-count="1118" meta:non-whitespace-character-count="1002"/>
  </office:meta>
</office:document-meta>
</file>